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11.615208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9.73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89.25pt" style:use-optimal-row-height="true" fo:break-before="auto"/>
    </style:style>
    <style:style style:name="ro11" style:family="table-row">
      <style:table-row-properties style:row-height="191.25pt" style:use-optimal-row-height="true" fo:break-before="auto"/>
    </style:style>
    <style:style style:name="ro12" style:family="table-row">
      <style:table-row-properties style:row-height="64.5pt" style:use-optimal-row-height="false" fo:break-before="auto"/>
    </style:style>
    <style:style style:name="ro13" style:family="table-row">
      <style:table-row-properties style:row-height="5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9_-_Aluno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15">
            <text:p>Dicionário de variáveis da pesquisa TIC Educação 2019</text:p>
            <text:p>Microdados referentes a unidade de análise Aluno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0">
            <text:p>Tamanho</text:p>
          </table:table-cell>
          <table:table-cell office:value-type="string" table:style-name="ce11">
            <text:p>ID_variável</text:p>
          </table:table-cell>
          <table:table-cell office:value-type="string" table:style-name="ce12">
            <text:p>Descrição da variável</text:p>
          </table:table-cell>
          <table:table-cell office:value-type="string" table:style-name="ce12">
            <text:p>Tipo</text:p>
          </table:table-cell>
          <table:table-cell office:value-type="string" table:style-name="ce12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string" table:style-name="ce14">
            <text:p>ESTRATO</text:p>
          </table:table-cell>
          <table:table-cell office:value-type="string" table:style-name="ce6">
            <text:p>Estrato amostral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 (listagem com código d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curs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ª ano do Ensino Fundamental (antiga 4ª série)"</text:p>
            <text:p>2 = "9ª ano do Ensino Fundamental (antiga 8ª série)"</text:p>
            <text:p>3 = "2º ano do Ensino Médio"</text:p>
          </table:table-cell>
          <table:table-cell table:number-columns-repeated="16379" table:style-name="ce8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6">
            <text:p>TURMA</text:p>
          </table:table-cell>
          <table:table-cell office:value-type="string" table:style-name="ce6">
            <text:p>Turma a qual o aluno está vinculado</text:p>
          </table:table-cell>
          <table:table-cell table:style-name="ce6"/>
          <table:table-cell office:value-type="string" table:style-name="ce6">
            <text:p>1 = "Turma 1"</text:p>
            <text:p>2 = "Turma 2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</text:p>
          </table:table-cell>
          <table:table-cell office:value-type="string" table:style-name="ce6">
            <text:p>O aluno só estuda ou estuda e trabalh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Só estuda"</text:p>
            <text:p>2 = "Estuda e trabalha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A</text:p>
          </table:table-cell>
          <table:table-cell office:value-type="string" table:style-name="ce6">
            <text:p>Nesta escola, o aluno estuda em que perío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anhã"</text:p>
            <text:p>2 = "Tarde"</text:p>
            <text:p>3 = "Integral"</text:p>
            <text:p>4 = "Noite"</text:p>
            <text:p>5 = "Manhã e Noite"</text:p>
            <text:p>6 = "Tarde e Noite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6_A</text:p>
          </table:table-cell>
          <table:table-cell office:value-type="string" table:style-name="ce6">
            <text:p>Na casa do aluno tem computador de mesa ou fix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6_B</text:p>
          </table:table-cell>
          <table:table-cell office:value-type="string" table:style-name="ce6">
            <text:p>Na casa do aluno tem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6_C</text:p>
          </table:table-cell>
          <table:table-cell office:value-type="string" table:style-name="ce6">
            <text:p>Na casa do aluno tem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7A</text:p>
          </table:table-cell>
          <table:table-cell office:value-type="string" table:style-name="ce6">
            <text:p>Nos últimos 3 meses, o aluno trouxe o notebook ou tablet para a escola alguma vez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8_A</text:p>
          </table:table-cell>
          <table:table-cell office:value-type="string" table:style-name="ce6">
            <text:p>O aluno já usou a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9_A</text:p>
          </table:table-cell>
          <table:table-cell office:value-type="string" table:style-name="ce6">
            <text:p>Quando o aluno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Há mais de 3 meses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0_A</text:p>
          </table:table-cell>
          <table:table-cell office:value-type="string" table:style-name="ce6">
            <text:p>Frequencia de uso da Internet pelo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ais de uma vez por dia"</text:p>
            <text:p>2 = "Pelo menos uma vez por dia"</text:p>
            <text:p>3 = "Pelo menos uma vez por semana"</text:p>
            <text:p>4 = "Pelo menos uma vez por mês"</text:p>
            <text:p>5 = "Menos de uma vez por mê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A</text:p>
          </table:table-cell>
          <table:table-cell office:value-type="string" table:style-name="ce6">
            <text:p>O aluno usa a Internet no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B</text:p>
          </table:table-cell>
          <table:table-cell office:value-type="string" table:style-name="ce6">
            <text:p>O aluno usa a Internet no computador de mesa ou fix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C</text:p>
          </table:table-cell>
          <table:table-cell office:value-type="string" table:style-name="ce6">
            <text:p>O aluno usa a Internet no celula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D</text:p>
          </table:table-cell>
          <table:table-cell office:value-type="string" table:style-name="ce6">
            <text:p>O aluno usa a Internet no videogam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E</text:p>
          </table:table-cell>
          <table:table-cell office:value-type="string" table:style-name="ce6">
            <text:p>O aluno usa a Internet na televis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F</text:p>
          </table:table-cell>
          <table:table-cell office:value-type="string" table:style-name="ce6">
            <text:p>O aluno usa a Internet no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2A_A</text:p>
          </table:table-cell>
          <table:table-cell office:value-type="string" table:style-name="ce6">
            <text:p>Qual dos aparelhos o aluno mais usa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Notebook"</text:p>
            <text:p>2 = "Computador de mesa ou fixo"</text:p>
            <text:p>3 = "Celular"</text:p>
            <text:p>4 = "Videogame"</text:p>
            <text:p>5 = "Televisão"</text:p>
            <text:p>6 = "Tablet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O aluno usa a Internet no seu quart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O aluno usa a Internet na sala de casa ou outro lugar que não seja o quart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O aluno usa 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D</text:p>
          </table:table-cell>
          <table:table-cell office:value-type="string" table:style-name="ce6">
            <text:p>O aluno usa a Internet na casa de outra pessoa, amigo(a), vizinho(a) ou pare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E</text:p>
          </table:table-cell>
          <table:table-cell office:value-type="string" table:style-name="ce6">
            <text:p>O aluno usa a Internet em lanhouse ou cybercafé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G</text:p>
          </table:table-cell>
          <table:table-cell office:value-type="string" table:style-name="ce6">
            <text:p>O aluno usa a Internet enquanto está indo para algum lugar, por exemplo, na rua, no ônibus, no metrô ou no car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OUTRO</text:p>
          </table:table-cell>
          <table:table-cell office:value-type="string" table:style-name="ce6">
            <text:p>O aluno usa a Internet em outro lugares como shopping, igreja ou lanchone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H</text:p>
          </table:table-cell>
          <table:table-cell office:value-type="string" table:style-name="ce6">
            <text:p>O aluno usa a Internet centro público de acesso gratuito, como por exemplo telecentro, biblioteca ou entidade comunitár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4A</text:p>
          </table:table-cell>
          <table:table-cell office:value-type="string" table:style-name="ce6">
            <text:p>Local que o aluno usou a Internet mais vez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No quarto"</text:p>
            <text:p>2 = "Na sala de casa ou outro lugar da casa que não seja o quarto"</text:p>
            <text:p>3 = "Na escola"</text:p>
            <text:p>4 = "Na casa de outra pessoa, vizinho(a), amigo(a) ou parente"</text:p>
            <text:p>5 = "Na Lanhouse ou cybercafé"</text:p>
            <text:p>7 = "No caminho para outro lugar como na rua, no ônibus, no metrô ou no carro"</text:p>
            <text:p>9 = "Outro lugar"</text:p>
            <text:p>10 = "Centro público de acesso gratuito, como por exemplo telecentro, biblioteca ou entidade comunitári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A escola tem Internet Wi-F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Os alunos podem usar o Wi-Fi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Sim, os alunos podem usar"</text:p>
            <text:p>2 = "Não, o acesso é proibido aos aluno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8</text:p>
          </table:table-cell>
          <table:table-cell office:value-type="string" table:style-name="ce6">
            <text:p>Os alunos podem usar o celular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9_A</text:p>
          </table:table-cell>
          <table:table-cell office:value-type="string" table:style-name="ce6">
            <text:p>Os alunos podem usar o celular fora da sala de aula, como em corredores, pátios e quadras de espor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9A_1</text:p>
          </table:table-cell>
          <table:table-cell office:value-type="string" table:style-name="ce6">
            <text:p>Algum professor já pediu aos alunos que utilizassem o celular em alguma atividade para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</text:p>
          </table:table-cell>
          <table:table-cell office:value-type="string" table:style-name="ce6">
            <text:p>O aluno usa a Internet pelo celular quando está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A</text:p>
          </table:table-cell>
          <table:table-cell office:value-type="string" table:style-name="ce6">
            <text:p>Nos últimos 3 meses, o aluno pesquisou coisas na Internet por curiosidade ou por vontade própr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B</text:p>
          </table:table-cell>
          <table:table-cell office:value-type="string" table:style-name="ce6">
            <text:p>Nos últimos 3 meses, o aluno assistiu vídeos, programas, filmes ou série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C</text:p>
          </table:table-cell>
          <table:table-cell office:value-type="string" table:style-name="ce6">
            <text:p>Nos últimos 3 meses, o aluno compartilhou na Internet um texto, imagem ou víde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D</text:p>
          </table:table-cell>
          <table:table-cell office:value-type="string" table:style-name="ce6">
            <text:p>Nos últimos 3 meses, o aluno leu ou assistiu notícia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E</text:p>
          </table:table-cell>
          <table:table-cell office:value-type="string" table:style-name="ce6">
            <text:p>Nos últimos 3 meses, o aluno mandou mensagens no WhatsApp, Snapchat ou chat do Fac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F</text:p>
          </table:table-cell>
          <table:table-cell office:value-type="string" table:style-name="ce6">
            <text:p>Nos últimos 3 meses, o aluno postou na Internet um texto, imagem ou vídeo que o aluno mesmo f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G</text:p>
          </table:table-cell>
          <table:table-cell office:value-type="string" table:style-name="ce6">
            <text:p>Nos últimos 3 meses, o aluno usou mapas na Internet, por exemplo, Google Map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H</text:p>
          </table:table-cell>
          <table:table-cell office:value-type="string" table:style-name="ce6">
            <text:p>Nos últimos 3 meses, o aluno usou o Facebook, Instagram, Twitter ou outra rede soci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I</text:p>
          </table:table-cell>
          <table:table-cell office:value-type="string" table:style-name="ce6">
            <text:p>Nos últimos 3 meses, o aluno usou a Internet para aprender a fazer algo que o aluno não sabia ou que o aluno sentia dificuldade em faz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J</text:p>
          </table:table-cell>
          <table:table-cell office:value-type="string" table:style-name="ce6">
            <text:p>Nos últimos 3 meses, o aluno usou a Internet para ensinar outras pessoas a fazer algo que o aluno sabe, por exemplo, jogar um jogo, usar aplicativos, consertar cois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K</text:p>
          </table:table-cell>
          <table:table-cell office:value-type="string" table:style-name="ce6">
            <text:p>Nos últimos 3 meses, o aluno criou um jogo, aplicativo ou programa de computad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L</text:p>
          </table:table-cell>
          <table:table-cell office:value-type="string" table:style-name="ce6">
            <text:p>Nos últimos 3 meses, o aluno leu um livro, um resumo ou um e-book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M</text:p>
          </table:table-cell>
          <table:table-cell office:value-type="string" table:style-name="ce6">
            <text:p>Nos últimos 3 meses, o aluno pesquisou coisas na Internet para fazer trabalho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A</text:p>
          </table:table-cell>
          <table:table-cell office:value-type="string" table:style-name="ce6">
            <text:p>O aluno tem perfil no Fac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B</text:p>
          </table:table-cell>
          <table:table-cell office:value-type="string" table:style-name="ce6">
            <text:p>O aluno tem perfil no Instagra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C</text:p>
          </table:table-cell>
          <table:table-cell office:value-type="string" table:style-name="ce6">
            <text:p>O aluno tem perfil no Twitt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D</text:p>
          </table:table-cell>
          <table:table-cell office:value-type="string" table:style-name="ce6">
            <text:p>O aluno tem perfil no WhatsApp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E</text:p>
          </table:table-cell>
          <table:table-cell office:value-type="string" table:style-name="ce6">
            <text:p>O aluno tem perfil no Snapcha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4_OUTROS</text:p>
          </table:table-cell>
          <table:table-cell office:value-type="string" table:style-name="ce6">
            <text:p>O aluno tem perfil em outra rede soci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A</text:p>
          </table:table-cell>
          <table:table-cell office:value-type="string" table:style-name="ce6">
            <text:p>O aluno usa o Facebook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B</text:p>
          </table:table-cell>
          <table:table-cell office:value-type="string" table:style-name="ce6">
            <text:p>O aluno usa o Instagram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C</text:p>
          </table:table-cell>
          <table:table-cell office:value-type="string" table:style-name="ce6">
            <text:p>O aluno usa o Twitter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D</text:p>
          </table:table-cell>
          <table:table-cell office:value-type="string" table:style-name="ce6">
            <text:p>O aluno usa o WhatsApp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E</text:p>
          </table:table-cell>
          <table:table-cell office:value-type="string" table:style-name="ce6">
            <text:p>O aluno usa o Snapchat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OUTROS</text:p>
          </table:table-cell>
          <table:table-cell office:value-type="string" table:style-name="ce6">
            <text:p>O aluno usa outra rede social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A</text:p>
          </table:table-cell>
          <table:table-cell office:value-type="string" table:style-name="ce6">
            <text:p>O aluno aprende coisas novas sobre computador e Internet com cursos onlin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B</text:p>
          </table:table-cell>
          <table:table-cell office:value-type="string" table:style-name="ce6">
            <text:p>O aluno aprende coisas novas sobre computador e Internet sozin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C</text:p>
          </table:table-cell>
          <table:table-cell office:value-type="string" table:style-name="ce6">
            <text:p>O aluno aprende coisas novas sobre computador e Internet com professor ou educado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D</text:p>
          </table:table-cell>
          <table:table-cell office:value-type="string" table:style-name="ce6">
            <text:p>O aluno aprende coisas novas sobre computador e Internet com outros alunos ou amig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E</text:p>
          </table:table-cell>
          <table:table-cell office:value-type="string" table:style-name="ce6">
            <text:p>O aluno aprende coisas novas sobre computador e Internet com outras pessoas como parentes, etc.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F</text:p>
          </table:table-cell>
          <table:table-cell office:value-type="string" table:style-name="ce6">
            <text:p>O aluno aprende coisas novas sobre computador e Internet com vídeos ou tutoriais disponívei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G</text:p>
          </table:table-cell>
          <table:table-cell office:value-type="string" table:style-name="ce6">
            <text:p>O aluno aprende coisas novas sobre computador e Internet com pais ou responsáve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H</text:p>
          </table:table-cell>
          <table:table-cell office:value-type="string" table:style-name="ce6">
            <text:p>O aluno não procura se atualizar sobre o uso de computador 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A</text:p>
          </table:table-cell>
          <table:table-cell office:value-type="string" table:style-name="ce6">
            <text:p>Seus amigos participam com você de atividades no computador ou na Internet, como editar música, produzir vídeos ou criar jog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B</text:p>
          </table:table-cell>
          <table:table-cell office:value-type="string" table:style-name="ce6">
            <text:p>Seus amigos te ajudam a fazer pesquisas na Internet sobre coisas que você quer sab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26A_C</text:p>
          </table:table-cell>
          <table:table-cell office:value-type="string" table:style-name="ce6">
            <text:p>Seus amigos te ensinam jeitos de usar a Internet com seguranç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D</text:p>
          </table:table-cell>
          <table:table-cell office:value-type="string" table:style-name="ce6">
            <text:p>Seus amigos falam o que fazer se algo te incomodar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E</text:p>
          </table:table-cell>
          <table:table-cell office:value-type="string" table:style-name="ce6">
            <text:p>Seus amigos te ensinaram algo sobre Internet que você não sab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A</text:p>
          </table:table-cell>
          <table:table-cell office:value-type="string" table:style-name="ce6">
            <text:p>O aluno faz trabalhos sobre um tema usando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B</text:p>
          </table:table-cell>
          <table:table-cell office:value-type="string" table:style-name="ce6">
            <text:p>O aluno faz na Internet lição, exercícios que o professor pas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C</text:p>
          </table:table-cell>
          <table:table-cell office:value-type="string" table:style-name="ce6">
            <text:p>O aluno faz pesquisa na Internet para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D</text:p>
          </table:table-cell>
          <table:table-cell office:value-type="string" table:style-name="ce6">
            <text:p>O aluno usa a Internet para fazer apresentações para seus colegas de class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E</text:p>
          </table:table-cell>
          <table:table-cell office:value-type="string" table:style-name="ce6">
            <text:p>O aluno joga jogos educativ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G</text:p>
          </table:table-cell>
          <table:table-cell office:value-type="string" table:style-name="ce6">
            <text:p>O aluno fala com o professor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H</text:p>
          </table:table-cell>
          <table:table-cell office:value-type="string" table:style-name="ce6">
            <text:p>O aluno realiza trabalhos em grupo usando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I</text:p>
          </table:table-cell>
          <table:table-cell office:value-type="string" table:style-name="ce6">
            <text:p>O aluno faz trabalhos escolares pela Internet junto com colegas que não estão no mesmo lugar que o alu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J</text:p>
          </table:table-cell>
          <table:table-cell office:value-type="string" table:style-name="ce6">
            <text:p>O aluno participa de curso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K</text:p>
          </table:table-cell>
          <table:table-cell office:value-type="string" table:style-name="ce6">
            <text:p>O aluno usa a Internet para estudar para uma prov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L</text:p>
          </table:table-cell>
          <table:table-cell office:value-type="string" table:style-name="ce6">
            <text:p>O aluno faz pesquisas na Internet sobre o que seus professores falam n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M</text:p>
          </table:table-cell>
          <table:table-cell office:value-type="string" table:style-name="ce6">
            <text:p>O aluno divulga na Internet um trabalho da escola que o aluno ou seu grupo f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N</text:p>
          </table:table-cell>
          <table:table-cell office:value-type="string" table:style-name="ce6">
            <text:p>O aluno faz provas ou simula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O</text:p>
          </table:table-cell>
          <table:table-cell office:value-type="string" table:style-name="ce6">
            <text:p>O aluno usa a Internet para aprender um idioma (por exemplo, aprender inglês, espanhol)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A</text:p>
          </table:table-cell>
          <table:table-cell office:value-type="string" table:style-name="ce6">
            <text:p>O aluno usa a Internet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B</text:p>
          </table:table-cell>
          <table:table-cell office:value-type="string" table:style-name="ce6">
            <text:p>O aluno usa a Internet na sala dos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C</text:p>
          </table:table-cell>
          <table:table-cell office:value-type="string" table:style-name="ce6">
            <text:p>O aluno usa a Internet na bibliote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D</text:p>
          </table:table-cell>
          <table:table-cell office:value-type="string" table:style-name="ce6">
            <text:p>O aluno usa a Internet no laboratório de informática ou sala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E</text:p>
          </table:table-cell>
          <table:table-cell office:value-type="string" table:style-name="ce6">
            <text:p>O aluno usa a Internet na secretaria ou diretor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Algum dos seus professores já ajudou o aluno a usar a Internet para fazer trabalhos ou lições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Algum dos seus professores já pediu aos alunos para comparar informações da Internet em sites diferentes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Algum dos seus professores já disse quais sites o aluno deveria utilizar para fazer trabalhos escolares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D</text:p>
          </table:table-cell>
          <table:table-cell office:value-type="string" table:style-name="ce6">
            <text:p>Algum dos seus professores já ensinou como usar a Internet de um jeito seguro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E</text:p>
          </table:table-cell>
          <table:table-cell office:value-type="string" table:style-name="ce6">
            <text:p>Algum dos seus professores já falou sobre o que fazer se alguma coisa te incomodar na Internet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A</text:p>
          </table:table-cell>
          <table:table-cell office:value-type="string" table:style-name="ce6">
            <text:p>Na sua opinião, as atividades que você realiza na Internet fazem com que você sinta mais vontade de aprender coisas no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B</text:p>
          </table:table-cell>
          <table:table-cell office:value-type="string" table:style-name="ce6">
            <text:p>Na sua opinião, as atividades que você realiza na Internet ajudam a aprender coisas que te fazem ir melhor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C</text:p>
          </table:table-cell>
          <table:table-cell office:value-type="string" table:style-name="ce6">
            <text:p>Na sua opinião, as atividades que você realiza na Internet te ajudam a pensar no que você quer fazer ou trabalhar no futu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D</text:p>
          </table:table-cell>
          <table:table-cell office:value-type="string" table:style-name="ce6">
            <text:p>Na sua opinião, as atividades que você realiza na Internet te ajudam a resolver dificuldades ou problemas que você enfrenta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E</text:p>
          </table:table-cell>
          <table:table-cell office:value-type="string" table:style-name="ce6">
            <text:p>Na sua opinião, as atividades que você realiza na Internet te ajudam a fazer coisas que você tinha dificuldade de faz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F</text:p>
          </table:table-cell>
          <table:table-cell office:value-type="string" table:style-name="ce6">
            <text:p>Na sua opinião, as atividades que você realiza na Internet fazem com que seu interesse pela aula aume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3</text:p>
          </table:table-cell>
          <table:table-cell office:value-type="string" table:style-name="ce6">
            <text:p>Alguma vez o aluno já pensou em trabalhar com tecnologia, computador ou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14" table:style-name="ce9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one</text:p>
          </table:table-cell>
          <table:table-cell table:style-name="ce6"/>
          <table:table-cell table:number-columns-repeated="16379" table:style-name="ce8"/>
        </table:table-row>
        <table:table-row table:number-rows-repeated="1048462" table:style-name="ro1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9_-_Alun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Emerson</meta:initial-creator>
    <dc:creator>Fabricio Torres</dc:creator>
    <meta:creation-date>2013-10-08T19:05:20Z</meta:creation-date>
    <dc:date>2021-01-11T14:15:26Z</dc:date>
    <meta:print-date>2014-01-18T15:59:50Z</meta:print-date>
    <meta:editing-duration>PT0S</meta:editing-duration>
    <meta:user-defined meta:name="WorkbookGuid">d8b058c8-bdd7-4ea4-a94a-e77bf5adfdac</meta:user-defined>
  </office:meta>
</office:document-meta>
</file>